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1df" officeooo:paragraph-rsid="001a71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stackoverflow.com/questions/14274293/show-current-state-of-jenkins-build-on-github-repo" text:style-name="Internet_20_link" text:visited-style-name="Visited_20_Internet_20_Link">https://stackoverflow.com/questions/14274293/show-current-state-of-jenkins-build-on-github-repo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9:17:25.142169925</meta:creation-date>
    <dc:date>2018-08-06T19:17:57.993993384</dc:date>
    <meta:editing-duration>PT33S</meta:editing-duration>
    <meta:editing-cycles>1</meta:editing-cycles>
    <meta:document-statistic meta:table-count="0" meta:image-count="0" meta:object-count="0" meta:page-count="1" meta:paragraph-count="1" meta:word-count="1" meta:character-count="95" meta:non-whitespace-character-count="95"/>
    <meta:generator>LibreOffice/5.1.6.2$Linux_X86_64 LibreOffice_project/10m0$Build-2</meta:generator>
  </office:meta>
</office:document-meta>
</file>